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d</text:p>1.0d<text:p text:style-name="rststyle-textbody"><text:span text:style-name="rststyle-strong">Date: </text:span>Feb. 19, 2007</text:p>Feb. 19,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Introduction</text:a></text:p>
        </text:list-item>
        <text:list-item>
          <text:p text:style-name="rststyle-enumitem"><text:a xlink:type="simple" xlink:href="#how-to-install-it">How to Install It</text:a></text:p>
          <text:list text:style-name="rststyle-tocenumlist">
            <text:list-item>
              <text:p text:style-name="rststyle-enumitem"><text:a xlink:type="simple" xlink:href="#where-to-get-it">Where to get it</text:a></text:p>
            </text:list-item>
            <text:list-item>
              <text:p text:style-name="rststyle-enumitem"><text:a xlink:type="simple" xlink:href="#requirements">Requirements</text:a></text:p>
            </text:list-item>
            <text:list-item>
              <text:p text:style-name="rststyle-enumitem"><text:a xlink:type="simple" xlink:href="#installation">Installation</text:a></text:p>
            </text:list-item>
          </text:list>
        </text:list-item>
        <text:list-item>
          <text:p text:style-name="rststyle-enumitem"><text:a xlink:type="simple" xlink:href="#how-to-use-it">How to Use It</text:a></text:p>
          <text:list text:style-name="rststyle-tocenumlist">
            <text:list-item>
              <text:p text:style-name="rststyle-enumitem"><text:a xlink:type="simple" xlink:href="#command-line-flags">Command line flags</text:a></text:p>
            </text:list-item>
          </text:list>
        </text:list-item>
        <text:list-item>
          <text:p text:style-name="rststyle-enumitem"><text:a xlink:type="simple" xlink:href="#styles">Styles</text:a></text:p>
          <text:list text:style-name="rststyle-tocenumlist">
            <text:list-item>
              <text:p text:style-name="rststyle-enumitem"><text:a xlink:type="simple" xlink:href="#styles-used-by-odtwriter">Styles used by odtwriter</text:a></text:p>
              <text:list text:style-name="rststyle-tocenumlist">
                <text:list-item>
                  <text:p text:style-name="rststyle-enumitem"><text:a xlink:type="simple" xlink:href="#paragraph-styles">Paragraph styles</text:a></text:p>
                </text:list-item>
                <text:list-item>
                  <text:p text:style-name="rststyle-enumitem"><text:a xlink:type="simple" xlink:href="#character-styles">Character styles</text:a></text:p>
                </text:list-item>
                <text:list-item>
                  <text:p text:style-name="rststyle-enumitem"><text:a xlink:type="simple" xlink:href="#list-styles">List styles</text:a></text:p>
                </text:list-item>
                <text:list-item>
                  <text:p text:style-name="rststyle-enumitem"><text:a xlink:type="simple" xlink:href="#table-styles">Table styles</text:a></text:p>
                </text:list-item>
              </text:list>
            </text:list-item>
          </text:list>
        </text:list-item>
        <text:list-item>
          <text:p text:style-name="rststyle-enumitem"><text:a xlink:type="simple" xlink:href="#hints-and-suggestions">Hints and Suggestions</text:a></text:p>
          <text:list text:style-name="rststyle-tocenumlist">
            <text:list-item>
              <text:p text:style-name="rststyle-enumitem"><text:a xlink:type="simple" xlink:href="#table-of-contents">Table of contents</text:a></text:p>
            </text:list-item>
            <text:list-item>
              <text:p text:style-name="rststyle-enumitem"><text:a xlink:type="simple" xlink:href="#syntax-highlighting">Syntax highlighting</text:a></text:p>
              <text:list text:style-name="rststyle-tocenumlist">
                <text:list-item>
                  <text:p text:style-name="rststyle-enumitem"><text:a xlink:type="simple" xlink:href="#controlling-syntax-highlighting-within-a-document">Controlling syntax highlighting within a document</text:a></text:p>
                </text:list-item>
              </text:list>
            </text:list-item>
            <text:list-item>
              <text:p text:style-name="rststyle-enumitem"><text:a xlink:type="simple" xlink:href="#the-container-directive">The container directive</text:a></text:p>
            </text:list-item>
            <text:list-item>
              <text:p text:style-name="rststyle-enumitem"><text:a xlink:type="simple" xlink:href="#the-table-directive">The table directive</text:a></text:p>
            </text:list-item>
            <text:list-item>
              <text:p text:style-name="rststyle-enumitem"><text:a xlink:type="simple" xlink:href="#footnotes">Footnotes</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he distribution file is here: <text:a xlink:type="simple" xlink:href="odtwriter-1.0d.tar.gz">source distribution of
ODF/ODT writer for Docutils</text:a>.</text:p><text:p text:style-name="rststyle-textbody"><text:span text:style-name="rststyle-inlineliteral">odtwriter</text:span> is also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footnote</text:span></text:p><text:p text:style-name="rststyle-blockindent">The style for footnotes.  This style affects the footnote
content, not the footnote reference in the body of the document.</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enumlist</text:span></text:p><text:p text:style-name="rststyle-blockindent">Enumerated lists (but not in the table of contents)</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s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ourcecode::</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ourcecode newstate</text:p><text:p text:style-name="rststyle-textbody">or:</text:p><text:p xmlns:text="urn:oasis:names:tc:opendocument:xmlns:text:1.0" text:style-name="rststyle-codeblock">.. sourcecod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ourcecode:: on</text:p><text:p xmlns:text="urn:oasis:names:tc:opendocument:xmlns:text:1.0" text:style-name="rststyle-codeblock">.. sourcecode:: python</text:p><text:p xmlns:text="urn:oasis:names:tc:opendocument:xmlns:text:1.0" text:style-name="rststyle-codeblock">.. sourcecode:: off</text:p><text:p xmlns:text="urn:oasis:names:tc:opendocument:xmlns:text:1.0" text:style-name="rststyle-codeblock">.. sourcecode:: java</text:p><text:p xmlns:text="urn:oasis:names:tc:opendocument:xmlns:text:1.0" text:style-name="rststyle-codeblock">.. sourcecode:: on</text:p><text:p text:style-name="rststyle-textbody">A few additional notes and hints:</text:p><text:list text:style-name="rststyle-bulletlist"><text:list-item><text:p text:style-name="rststyle-bulletitem">The syntax highlighting state and language/lexer set by this
directive remain in effect until the next <text:span text:style-name="rststyle-inlineliteral">sourcecode</text:span> directive
is encountered in the reST document.</text:p></text:list-item><text:list-item><text:p text:style-name="rststyle-bulletitem">In order to turn syntax highlighting on (or off) and set the
lexer, you will need to use this directive twice.</text:p></text:list-item><text:list-item><text:p text:style-name="rststyle-bulletitem">Special note to Pythonistas, there is a separate lexer for
examples of code from the Python interactive prompt and console
output or doctests.  The alias for that lexer is "pycon".</text:p></text:list-item></text:list></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section><text:section text:style-name="Sect2" text:name="Section21"><text:h text:outline-level="2" text:style-name="rststyle-heading2">5.5   Footnotes</text:h>5.5   <text:p text:style-name="rststyle-textbody">Footnotes are supported.</text:p><text:p text:style-name="rststyle-textbody">There is an additional style <text:span text:style-name="rststyle-inlineliteral">rststyle-footnote</text:span> for footnotes.
See <text:a xlink:type="simple" xlink:href="#paragraph-styles">Paragraph styles</text:a>.</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rststyle-footnote" style:family="paragraph" style:parent-style-name="Footnot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text:a xlink:type="simple" xlink:href="odtwriter.txt">View document source</text:a>Generated by <text:a xlink:type="simple" xlink:href="http://docutils.sourceforge.net/">Docutils</text:a> from <text:a xlink:type="simple" xlink:href="http://docutils.sourceforge.net/rst.html">reStructuredText</text:a> source.
</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3-08T09:19:49</meta:creation-date>
    <dc:creator>dkuhlman</dc:creator>
    <dc:date>2007-03-08T09:19:49</dc:date>
    <dc:language>en-US</dc:language>
    <meta:editing-cycles>1</meta:editing-cycles>
    <meta:editing-duration>PT00M01S</meta:editing-duration>
    <dc:title>Odtwriter for Docutils</dc:title>
  </office:meta>
</office:document-meta>
</file>